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3DA4BE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0dce" officeooo:paragraph-rsid="00050dce"/>
    </style:style>
    <style:style style:name="P2" style:family="paragraph" style:parent-style-name="Title">
      <style:text-properties officeooo:rsid="00050dce" officeooo:paragraph-rsid="00050d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itle</text:p>
      <text:p text:style-name="P1">This is some text.</text:p>
      <text:p text:style-name="P1"><draw:frame draw:style-name="fr1" draw:name="Image1" text:anchor-type="char" svg:width="5.2075in" svg:height="5.2075in" draw:z-index="0"><draw:image xlink:href="Pictures/10000000000001F4000001F43DA4BE42.png" xlink:type="simple" xlink:show="embed" xlink:actuate="onLoad" draw:mime-type="image/png"/><svg:title>This is an image</svg:titl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0:00:18.099953128</meta:creation-date>
    <dc:date>2025-07-08T10:01:26.757817735</dc:date>
    <meta:editing-duration>PT1M9S</meta:editing-duration>
    <meta:editing-cycles>1</meta:editing-cycles>
    <meta:document-statistic meta:table-count="0" meta:image-count="1" meta:object-count="0" meta:page-count="1" meta:paragraph-count="2" meta:word-count="8" meta:character-count="33" meta:non-whitespace-character-count="27"/>
    <meta:generator>LibreOffice/24.2.7.2$Linux_X86_64 LibreOffice_project/420$Build-2</meta:generator>
  </office:meta>
</office:document-meta>
</file>